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D00000275A679CB5CD4FD7127.png" manifest:media-type="image/png"/>
  <manifest:file-entry manifest:full-path="Pictures/100002010000020600000158CDFB3E0128038B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7f754" officeooo:paragraph-rsid="0003517a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fo:font-weight="bold" officeooo:rsid="00036f04" officeooo:paragraph-rsid="00036f04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036f04" officeooo:paragraph-rsid="0004aa21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04aa21" officeooo:paragraph-rsid="0004aa21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09a56c" officeooo:paragraph-rsid="0009a56c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officeooo:rsid="0017f754" officeooo:paragraph-rsid="0003517a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4pt" officeooo:rsid="0017f754" officeooo:paragraph-rsid="0003517a" style:font-size-asian="24pt" style:font-size-complex="24pt"/>
    </style:style>
    <style:style style:name="P8" style:family="paragraph" style:parent-style-name="Standard">
      <style:text-properties fo:font-size="24pt" style:text-underline-style="solid" style:text-underline-width="auto" style:text-underline-color="font-color" fo:font-weight="bold" officeooo:rsid="0017f754" officeooo:paragraph-rsid="0003517a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f754" officeooo:paragraph-rsid="0003517a" style:font-size-asian="24pt" style:font-weight-asian="bold" style:font-size-complex="24pt" style:font-weight-complex="bold"/>
    </style:style>
    <style:style style:name="P10" style:family="paragraph" style:parent-style-name="Standard">
      <style:text-properties fo:font-size="24pt" fo:font-weight="bold" officeooo:rsid="0003517a" officeooo:paragraph-rsid="0003517a" style:font-size-asian="24pt" style:font-weight-asian="bold" style:font-size-complex="24pt" style:font-weight-complex="bold"/>
    </style:style>
    <style:style style:name="P11" style:family="paragraph" style:parent-style-name="Standard">
      <style:text-properties fo:font-size="24pt" fo:font-weight="bold" officeooo:rsid="00036f04" officeooo:paragraph-rsid="0009a56c" style:font-size-asian="24pt" style:font-weight-asian="bold" style:font-size-complex="24pt" style:font-weight-complex="bold"/>
    </style:style>
    <style:style style:name="P12" style:family="paragraph" style:parent-style-name="Standard">
      <style:text-properties fo:font-size="24pt" fo:font-weight="bold" officeooo:rsid="000bc789" officeooo:paragraph-rsid="00036f04" style:font-size-asian="24pt" style:font-weight-asian="bold" style:font-size-complex="24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9a56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28cm, 0cm, 0.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93cm, 0cm, 2.25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5">Output: </text:p>
      <text:p text:style-name="P5"/>
      <text:p text:style-name="P11"/>
      <text:p text:style-name="P2"><draw:frame draw:style-name="fr2" draw:name="Image2" text:anchor-type="paragraph" svg:x="0.907cm" svg:y="0.64cm" svg:width="16.327cm" svg:height="7.144cm" draw:z-index="1"><draw:image xlink:href="Pictures/100002010000020600000158CDFB3E0128038BDD.png" xlink:type="simple" xlink:show="embed" xlink:actuate="onLoad" loext:mime-type="image/png"/></draw:frame></text:p>
      <text:p text:style-name="P2"/>
      <text:p text:style-name="P2"/>
      <text:p text:style-name="P12"/>
      <text:p text:style-name="P2"><draw:frame draw:style-name="fr1" draw:name="Image3" text:anchor-type="paragraph" svg:x="-1.263cm" svg:y="1.254cm" svg:width="19.846cm" svg:height="18.785cm" draw:z-index="0"><draw:image xlink:href="Pictures/100002010000036D00000275A679CB5CD4FD7127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3"/>
      <text:p text:style-name="P2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19:45:39.993912586</meta:creation-date>
    <dc:date>2020-09-20T23:46:34.769754395</dc:date>
    <meta:editing-duration>PT2H21M47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3" meta:paragraph-count="1" meta:word-count="1" meta:character-count="8" meta:non-whitespace-character-count="7"/>
  </office:meta>
</office:document-meta>
</file>